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9"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fo:text-align="justify" style:justify-single-word="false"/>
    </style:style>
    <style:style style:name="P71" style:family="paragraph" style:parent-style-name="Text_20_body">
      <style:text-properties fo:color="#ff6600" fo:language="ru" fo:country="RU"/>
    </style:style>
    <style:style style:name="P72" style:family="paragraph" style:parent-style-name="Text_20_body">
      <style:text-properties fo:language="ru" fo:country="RU"/>
    </style:style>
    <style:style style:name="P73" style:family="paragraph" style:parent-style-name="Text_20_body">
      <style:paragraph-properties fo:background-color="#eeeeee">
        <style:background-image/>
      </style:paragraph-properties>
    </style:style>
    <style:style style:name="P74" style:family="paragraph" style:parent-style-name="Text_20_body">
      <style:paragraph-properties fo:background-color="#eeeeee">
        <style:background-image/>
      </style:paragraph-properties>
      <style:text-properties fo:language="ru" fo:country="RU"/>
    </style:style>
    <style:style style:name="P75" style:family="paragraph" style:parent-style-name="Text_20_body">
      <style:paragraph-properties fo:text-align="justify" style:justify-single-word="false"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language="ru" fo:country="RU"/>
    </style:style>
    <style:style style:name="P7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8" style:family="paragraph" style:parent-style-name="Text_20_body">
      <style:paragraph-properties fo:margin-left="0cm" fo:margin-right="0cm" fo:text-align="justify" style:justify-single-word="false" fo:text-indent="0cm" style:auto-text-indent="false"/>
    </style:style>
    <style:style style:name="P79" style:family="paragraph" style:parent-style-name="Text_20_body">
      <style:paragraph-properties fo:margin-left="0cm" fo:margin-right="0cm" fo:text-align="justify" style:justify-single-word="false" fo:text-indent="0cm" style:auto-text-indent="false"/>
      <style:text-properties fo:color="#800000"/>
    </style:style>
    <style:style style:name="P8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Footnote">
      <style:text-properties fo:color="#800000"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0" style:family="paragraph" style:parent-style-name="Heading_20_1">
      <style:paragraph-properties fo:margin-left="0cm" fo:margin-right="0cm" fo:text-align="center" style:justify-single-word="false" fo:text-indent="0.499cm" style:auto-text-indent="false"/>
    </style:style>
    <style:style style:name="P101" style:family="paragraph" style:parent-style-name="Heading_20_1">
      <style:paragraph-properties fo:background-color="#eeeeee">
        <style:background-image/>
      </style:paragraph-properties>
    </style:style>
    <style:style style:name="P102" style:family="paragraph" style:parent-style-name="Heading_20_2">
      <style:text-properties fo:language="en" fo:country="US"/>
    </style:style>
    <style:style style:name="P103" style:family="paragraph" style:parent-style-name="Heading_20_2">
      <style:text-properties fo:language="ru" fo:country="RU"/>
    </style:style>
    <style:style style:name="P104" style:family="paragraph" style:parent-style-name="Heading_20_2">
      <style:paragraph-properties fo:background-color="#eeeeee">
        <style:background-image/>
      </style:paragraph-properties>
    </style:style>
    <style:style style:name="P105" style:family="paragraph" style:parent-style-name="Heading_20_2">
      <style:paragraph-properties fo:background-color="#eeeeee">
        <style:background-image/>
      </style:paragraph-properties>
      <style:text-properties fo:language="ru" fo:country="RU"/>
    </style:style>
    <style:style style:name="P10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7" style:family="paragraph" style:parent-style-name="Footnote">
      <style:text-properties fo:color="#800000"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3">
      <style:text-properties fo:language="ru" fo:country="RU"/>
    </style:style>
    <style:style style:name="P11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86715772228782663" text:style-name="L1">
        <text:list-item>
          <text:p text:style-name="P108">добавить детектив <text:span text:style-name="T1">(реализовано)</text:span>+ магические уроки/трактаты Старсвирла</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6409189266520176271" text:style-name="L2">
        <text:list-item>
          <text:p text:style-name="P110">«Великие грифоны прошлого» - из канона (5<text:span text:style-name="T5">s8e)</text:span></text:p>
        </text:list-item>
        <text:list-item>
          <text:p text:style-name="P110">«Высшие заклинания в повседневном использовании: от песчинки до дворца»</text:p>
        </text:list-item>
        <text:list-item>
          <text:p text:style-name="P110">«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Магия для Чайников» - обмен</text:p>
        </text:list-item>
        <text:list-item>
          <text:p text:style-name="P110">«Энциклопедия Арканум» - обмен</text:p>
        </text:list-item>
        <text:list-item>
          <text:p text:style-name="P110">«О Гейсах» - обмен</text:p>
        </text:list-item>
        <text:list-item>
          <text:p text:style-name="P110">«Тайны Тайных Наук» - обмен</text:p>
        </text:list-item>
        <text:list-item>
          <text:p text:style-name="P110"><text:soft-page-break/>«Основы Заклятий» - обмен</text:p>
        </text:list-item>
        <text:list-item>
          <text:p text:style-name="P11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31295881076457997" text:style-name="L3">
        <text:list-item>
          <text:p text:style-name="P11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1">Селестия — переменчивая пони. В одно время не строгая, а в другое может быть такой, что страшно становится</text:p>
        </text:list-item>
        <text:list-item>
          <text:p text:style-name="P11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1">Около 820-ти лет назад будущий маг Лайтнинг Стар поступил на обучение к наставнику Тииспоту</text:p>
        </text:list-item>
        <text:list-item>
          <text:p text:style-name="P11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1">У Селестии грива и хвост развеваются и переливаются от магического шампуня</text:p>
        </text:list-item>
        <text:list-item>
          <text:p text:style-name="P111">Тело Селестии очень крепкое — может выдержать несколько тонн земли</text:p>
        </text:list-item>
        <text:list-item>
          <text:p text:style-name="P111">Дискорд намного старше принцесс, его магия сильнее ихней на голову</text:p>
        </text:list-item>
        <text:list-item>
          <text:p text:style-name="P111">Луна младше Селестии на 3 года. Сёстрам около 5000 лет. По другим данным, Селестии около 2500 лет.</text:p>
        </text:list-item>
        <text:list-item>
          <text:p text:style-name="P111">Принцессы начали войну с Дискордом в возрасте, когда им было около 700 лет — и продолжалась война почти сто лет</text:p>
        </text:list-item>
        <text:list-item>
          <text:p text:style-name="P111">Самый главный враг сестёр и Дискорда — скука</text:p>
        </text:list-item>
        <text:list-item>
          <text:p text:style-name="P111">В Эквестрии на одного жеребца приходится четыре - пять кобыл</text:p>
        </text:list-item>
        <text:list-item>
          <text:p text:style-name="P11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1">Селестия в первые полторы тысячи лет путешествовала — и заварила несколько войн (две — с Эквестрией, в одной была против Луны)</text:p>
        </text:list-item>
        <text:list-item>
          <text:p text:style-name="P111">Настоящий цвет гривы Селестии — клубнично-розовая. Радужный цвет гривы и хвоста поддерживается магией</text:p>
        </text:list-item>
        <text:list-item>
          <text:p text:style-name="P111">Кроме Дискорда, старше сестёр ещё старейшина драконов</text:p>
        </text:list-item>
        <text:list-item>
          <text:p text:style-name="P111">Кэйденс не прожила и 60-ти лет и является низкорожденной</text:p>
        </text:list-item>
        <text:list-item>
          <text:p text:style-name="P111">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1">Народ тихо фигел от нововведений и с ещё большим ожесточением продолжал делать по-своему</text:p>
        </text:list-item>
        <text:list-item>
          <text:p text:style-name="P11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1">Когда пони женятся, они обмениваются ножными браслетами</text:p>
        </text:list-item>
        <text:list-item>
          <text:p text:style-name="P111">Светилами, кроме сестёр, могут управлять единороги (группы), Дискорд, Твайлайт и Старсвирл</text:p>
        </text:list-item>
        <text:list-item>
          <text:p text:style-name="P111">Королева Кризалис — правительница Зелёной Долины</text:p>
        </text:list-item>
        <text:list-item>
          <text:p text:style-name="P111">Мать Луны и Селестии — аликорн Лорен. Мать Дискорда — Алиса (пони-человек)</text:p>
        </text:list-item>
        <text:list-item>
          <text:p text:style-name="P11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8">Единорог. Холост, молод, мечтателен. Живёт в Кантерлоте. В свободное время рисует облака.</text:p>
      <text:h text:style-name="Heading_20_3" text:outline-level="3">Алекс</text:h>
      <text:p text:style-name="P78">Менеджер проектов, над одним из которых (Нексус) работает Макс.</text:p>
      <text:h text:style-name="Heading_20_3" text:outline-level="3">Ростик</text:h>
      <text:p text:style-name="P78">Лидер команды тестировщиков</text:p>
      <text:h text:style-name="Heading_20_3" text:outline-level="3">Стас</text:h>
      <text:p text:style-name="P78">Программист-новичок в команде Макса.</text:p>
      <text:h text:style-name="Heading_20_3" text:outline-level="3">Рома</text:h>
      <text:p text:style-name="P78">Программист в команде UI-программистов</text:p>
      <text:h text:style-name="Heading_20_3" text:outline-level="3"><text:soft-page-break/>Анджела</text:h>
      <text:p text:style-name="P78">Сисадмин. Флиртует с Максом.</text:p>
      <text:p text:style-name="P78"/>
      <text:h text:style-name="Heading_20_2" text:outline-level="2">Положения</text:h>
      <text:p text:style-name="P7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2" text:outline-level="2">1. Терра</text:h>
      <text:p text:style-name="P17">музыка - кондовая электронная, холодная и отчаянная (Electronics “Disappointed”)</text:p>
      <text:p text:style-name="P8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3">Ограничени<text:span text:style-name="T1">е 2: решение должно находиться в правовых рамках уголовного и административного кодекса.</text:span></text:p>
      <text:p text:style-name="P5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3"><text:span text:style-name="T5">&lt;\</text:span><text:span text:style-name="T1">Выполняю задачу</text:span>...</text:p>
      <text:p text:style-name="P53"><text:span text:style-name="T5">&lt;\</text:span>...</text:p>
      <text:p text:style-name="P53"><text:span text:style-name="T5">&lt;\</text:span>Решение:</text:p>
      <text:p text:style-name="P5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5">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81">***</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7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4815880627278105404" text:style-name="L4">
        <text:list-item>
          <text:p text:style-name="P11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0">– <text:span text:style-name="T1">Восемь, о учитель!</text:span></text:p><text:p text:style-name="P90">–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трактат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и так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3"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8">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102"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 – Надо бы закончить заказ из <text:s/>Троттингема.</text:p>
      <text:p text:style-name="P29">– В э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9">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галерею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p>
      <text:p text:style-name="P29"><text:soft-page-break/></text:p>
      <text:p text:style-name="P29">– А что стало с жеребятами? – спросил я. – Они перестали бояться экзаменов?</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 Да?</text:p>
      <text:p text:style-name="P29"><text:soft-page-break/>–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text:span text:style-name="T5">40-6</text:span></text:h>
      <text:p text:style-name="P36">Mark Knopfler — Hill Farmers Blues — или на следующую главу (прощание)</text:p>
      <text:p text:style-name="P29"/>
      <text:p text:style-name="P3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1">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8">…</text:p>
      <text:p text:style-name="P29">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3"> </text:span><text:span text:style-name="T22">Его центр занимал высокий </text:span><text:span text:style-name="T23">кругл</text:span><text:span text:style-name="T22">ый</text:span><text:span text:style-name="T23"> матрац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8">– Рада тебя видеть, Макс. – знакомый силуэт на балконе повернулся в мою сторону. Гардины раздвинулись и Селестия вошла в комнату.</text:p>
      <text:p text:style-name="P2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8">Аликорница смотрела на меня из под чёлки с фирменной саркастической улыбочкой.</text:p>
      <text:p text:style-name="P28">– <text:span text:style-name="T1">Такое впечатление, что ты увидел не меня, а василиска! Отомри!</text:span></text:p>
      <text:p text:style-name="P29">Я выдохнул.</text:p>
      <text:p text:style-name="P28">– <text:span text:style-name="T1">Как ты это делаешь? Я видел тебя и раньше, но ты никогда не была такой... Такой...</text:span></text:p>
      <text:p text:style-name="P2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29">Селестия тихо рассмеялась.</text:p>
      <text:p text:style-name="P28">– <text:span text:style-name="T1">Могу же я расслабиться хотя бы раз в сто лет? Я тоже живое существо, что бы там ни говорили подпольщики.</text:span></text:p>
      <text:p text:style-name="P29"><text:soft-page-break/>Она кивком указала мне на тапочки в углу рядом с накопытниками. Я переобулся и вошёл в комнату.</text:p>
      <text:p text:style-name="P28">– <text:span text:style-name="T1">О каких подпольщиках ты говоришь? В Эквестрии зреет революция?</text:span></text:p>
      <text:p text:style-name="P28">Селестия подошла к фонтанчику и начала набирать воду в серебряный чайник.</text:p>
      <text:p text:style-name="P28">–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2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8"><text:span text:style-name="T1">–</text:span> Спасибо, Селестия. Пожалуй, буду “кантерлотский королевский”.</text:p>
      <text:p text:style-name="P29">Аликорница искоса зыркнула на меня, недовольно сморщив нос.</text:p>
      <text:p text:style-name="P28"><text:span text:style-name="T1">–</text:span> Мы же договорились! Тия! Не хватало мне ещё слышать официоз у себя дома. Его в моей жизни и так хватает.</text:p>
      <text:p text:style-name="P28">Она открыла шкафчик и, потянув зубами золотой шнурок, вытащила чёрный с золотом пакетик.</text:p>
      <text:p text:style-name="P28"><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28"><text:span text:style-name="T1">–</text:span> Не стой столбом, Макс! Об тебя можно взгляд поцарапать!</text:p>
      <text:p text:style-name="P28">Я присел на краешек. Она немного придвинулась ко мне и смешливо сощурилась.</text:p>
      <text:p text:style-name="P28"><text:span text:style-name="T1">–</text:span> Ты не против, если мы продолжим знакомство? Я хотела пригласить тебя на чай ещё вчера, но землетрясение…</text:p>
      <text:p text:style-name="P2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8">Тия виновато сморщила нос.</text:p>
      <text:p text:style-name="P2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8">Я молчал, раздумывая, чтобы такое остроумное ляпнуть в ответ, когда аликорница шутливо ткнула меня копытом в плечо. </text:p>
      <text:p text:style-name="P28"><text:span text:style-name="T1">–</text:span> Ну же, Макс, ты как деревянный! Расслабься! Можно подумать, тебя никогда раньше не <text:soft-page-break/>приглашали на свидания!</text:p>
      <text:p text:style-name="P28">От неожиданности я повалился на ложе.</text:p>
      <text:p text:style-name="P28"><text:span text:style-name="T1">–</text:span> Эй, полегче! Ты пихаешься, как бульдозер!</text:p>
      <text:p text:style-name="P2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8"><text:span text:style-name="T1">–</text:span> Ты чего??? <text:span text:style-name="T1">–</text:span> я непонимающе уставился на аликорницу.</text:p>
      <text:p text:style-name="P2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2">Мне печалиться не стоит</text:p><text:p text:style-name="P92">Жизнь прекрасна и ярка</text:p><text:p text:style-name="P92">Телом молода, душою —</text:p><text:p text:style-name="P92">Как морской дракон мудра.</text:p><text:p text:style-name="P92"/><text:p text:style-name="P92">Я видала взлёт империй,</text:p><text:p text:style-name="P92">Я жила среди легенд,</text:p><text:p text:style-name="P92">Древней магии мистерий</text:p><text:p text:style-name="P92">Я прилежнейший студент</text:p><text:p text:style-name="P92"/><text:p text:style-name="P92">Обожаема народом,</text:p><text:p text:style-name="P92">Уважаема врагом,</text:p><text:p text:style-name="P92"/><text:p text:style-name="P91"/></text:note-body></text:note> &lt;<text:span text:style-name="T8">песня Селестии – в примечание</text:span>&gt;,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8">Аликорница поводила носом над чашками и заметила:</text:p>
      <text:p text:style-name="P2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8">Я трогал пальцем ноги воду, сидя на бортике бассейна, когда дверь открылась и внутрь сунулся нос аликорницы.</text:p>
      <text:p text:style-name="P28">– Тебе в чай класть мёд или сахар? – спросила она, невинно наблюдая за моими тщётными попытками прикрыться.</text:p>
      <text:p text:style-name="P2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8">– Мёд. Или сахар. На твоё усмотрение.</text:p>
      <text:p text:style-name="P28">– Как скажешь. – нос Тии скрылся за дверью.</text:p>
      <text:p text:style-name="P2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8">– О, ты уже?</text:p>
      <text:p text:style-name="P28"><text:soft-page-break/>Аликорница поставила на поднос чашки и плетёнку с бубликами и подошла с ним к тюфяку.</text:p>
      <text:p text:style-name="P2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8">Я повернулся к Тие. Мне пришлось осторожно напрягать мускулы шеи, чтобы они случайно не отвернули голову нафиг.</text:p>
      <text:p text:style-name="P28">– Это просто бомба! Я чувствую себя богом! Кажется, я понял секрет вашей силы и долголетия: вы пьёте эту траву каждый день.</text:p>
      <text:p text:style-name="P28">Аликорница громко и заразительно рассмеялась. Я присоединился к ней. <text:span text:style-name="T1">По телу прошлась волна лёгкого покалывания.</text:span><text:span text:style-name="T13"> Кроме общей бодрости тела, ко мне внезапно пришла бодрость иного смысла </text:span><text:span text:style-name="T12">— стояк стал таким, что можно было дрова колоть</text:span><text:span text:style-name="T13">.</text:span></text:p>
      <text:p text:style-name="P29">Копыто легло мне на плечо и мягко повалило на постель. Тия легла рядом и тепло дунула мне в ухо.</text:p>
      <text:p text:style-name="P28">– <text:span text:style-name="T1">Ты готов познакомиться поближе? Совсем близко?</text:span></text:p>
      <text:p text:style-name="P2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29">Тия фыркнула.</text:p>
      <text:p text:style-name="P2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29">Её ресницы щекотали мне щеку. Я повернулся к ней и буквально растворился в ласковом взгляде огромных глаз.</text:p>
      <text:p text:style-name="P29">– Ты предлагаешь мне заняться сексом? С тобой? Но... как?</text:p>
      <text:p text:style-name="P2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29">Тия подняла голову.</text:p>
      <text:p text:style-name="P2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29">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29"><text:soft-page-break/>Как во сне я разделся и зашёл к ней сзади. "Это неправильно!» – пискнули во мне остатки ханжества и замолкли, раздавленные желанием.</text:p>
      <text:p text:style-name="P29">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29">Через некоторое время Тия осторожно высвободилась из-под меня и встала с постели. </text:p>
      <text:p text:style-name="P29">– Лежи, я сейчас. – муркнула она, поцеловав меня в ухо.</text:p>
      <text:p text:style-name="P2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29">Достав из шкафчика пузатую заплесневевшую бутылку, Тия что-то прикинула и наполнила её содержимым два бокала на полуметровых ножках.</text:p>
      <text:p text:style-name="P29">–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2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29">Тия покачала головой и прошла с бокалами в ванную, кивком пригласив меня следовать за ней.</text:p>
      <text:p text:style-name="P2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29"><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29">Наконец, я со вздохом отпрянул.</text:p>
      <text:p text:style-name="P29"><text:span text:style-name="T5">– За дружбу! </text:span>– подняла бокал Тия.</text:p>
      <text:p text:style-name="P2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29"><text:span text:style-name="T5">– Это ты называешь “дружбой”? – с </text:span>улыбкой хмыкнул<text:span text:style-name="T5"> я. – </text:span>Мне нравится твоё чувство юмора.</text:p>
      <text:p text:style-name="P29"><text:soft-page-break/>Аликорница нахмурилась.</text:p>
      <text:p text:style-name="P29"><text:span text:style-name="T5">– </text:span>Тебе не нравится моя дружба? Ты чем-то недоволен?</text:p>
      <text:p text:style-name="P29">Я расхохотался, чуть не поперхнувшись водой, плескавшейся у подбородка.</text:p>
      <text:p text:style-name="P29"><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29">Копыто аликорницы закрыло мне рот прежде чем я успел договорить заветное слово.</text:p>
      <text:p text:style-name="P28">– Макс, не надо! – умоляюще произнесла аликорница. – Не продолжай! Пожалуйста!</text:p>
      <text:p text:style-name="P28">Слова встали у меня поперёк горла. Я медленно отодвинул копыто от лица и потрясённо уставился на неё.</text:p>
      <text:p text:style-name="P28">– Но почему? – в конце-концов выдавил я. – Что не так? Это из-за того, что я — человек?</text:p>
      <text:p text:style-name="P28">Тия виновато закусила губу и отвернулась.</text:p>
      <text:p text:style-name="P2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28">– Макс… Я не смогу сделать тебя бессмертным… Мне очень жаль… Извини…</text:p>
      <text:p text:style-name="P2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8">Слёзы злости душили меня, но я сдержался.</text:p>
      <text:p text:style-name="P28">– Охренеть. – сказал я холодно. – А я прям напрашивался!</text:p>
      <text:p text:style-name="P2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8">“..пожалуйста, останься...”</text:p>
      <text:p text:style-name="P28">Где этот чёртов носок?</text:p>
      <text:p text:style-name="P28">“...пойми, это эффект лазурного вина...”</text:p>
      <text:p text:style-name="P28">Джинсы узкие, блядь! На мокрое тело хрен наденешь.</text:p>
      <text:p text:style-name="P28">“...ох, я глупая...”</text:p>
      <text:p text:style-name="P28">Так, всё. Шмотки на мне, вроде, ничего не забыл.</text:p>
      <text:p text:style-name="P29">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29"/>
      <text:h text:style-name="Heading_20_2" text:outline-level="2">9. <text:span text:style-name="T1">Прощание</text:span></text:h>
      <text:p text:style-name="P29"/>
      <text:p text:style-name="P28">– <text:span text:style-name="T1">Норф! Эй, Норф!</text:span></text:p>
      <text:p text:style-name="P28"/>
      <text:p text:style-name="P51">&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7"/>
      <text:p text:style-name="P37"><text:soft-page-break/><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p text:style-name="P1"/>
      <text:p text:style-name="P1"/>
      <text:p text:style-name="P1"/>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1">Селестия устроилась на ковре напротив меня и начала рассказ.</text:p>
      <text:p text:style-name="P29"/>
      <text:p text:style-name="P50"><text:span text:style-name="T1">&lt;</text:span>сюжеты из 1001 ночи<text:span text:style-name="T1">&gt;</text:span></text:p>
      <text:p text:style-name="P51"/>
      <text:p text:style-name="P51">&lt;Упоминание Стар Свирлом элементов гармонии&gt;</text:p>
      <text:p text:style-name="P5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text:soft-page-break/>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и после этого она исчезает из Эквестрии. При этом она успевает сказать Максу, что она его...&gt;</text:p>
      <text:p text:style-name="P49"/>
      <text:p text:style-name="P48"/>
      <text:p text:style-name="P37"/>
      <text:p text:style-name="P41">&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1">&lt;<text:span text:style-name="T12">(после 34:</text:span></text:p>
      <text:p text:style-name="P47">← Не понял? А что это, если не любовь?</text:p>
      <text:p text:style-name="P47">- Мааакс! - мягко произнесла аликорница. - Аликорны не могут любить. Я же тебе рассказывала прямо перед этим. Думала, ты поймёшь...</text:p>
      <text:p text:style-name="P47">– Охренеть! А зачем ты завела отношения со мной? Тебе жеребцов из дворцовой стражи не хватает? Свежачка захотелось? </text:p>
      <text:p text:style-name="P39"><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7">– Тьфу!</text:p>
      <text:p text:style-name="P51"><text:span text:style-name="T12">– <text:s/>Мне очень жаль...</text:span>&gt;</text:p>
      <text:p text:style-name="P51"/>
      <text:p text:style-name="P51"/>
      <text:p text:style-name="P38">***</text:p>
      <text:p text:style-name="P41"/>
      <text:p text:style-name="P37"><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104" text:outline-level="2">Рассказ Селестии <text:span text:style-name="T12">(“1001 ночь”)</text:span></text:h>
      <text:p text:style-name="P4"/>
      <text:p text:style-name="P41"/>
      <text:p text:style-name="P37"/>
      <text:h text:style-name="P104" text:outline-level="2">ЛСД-чаепитие</text:h>
      <text:p text:style-name="P37"/>
      <text:p text:style-name="P37"/>
      <text:h text:style-name="P104" text:outline-level="2">Рейд пони-рэйнджеров</text:h>
      <text:p text:style-name="P37">&lt;Магия изо всех окраин Эквестрии бежит к её центру — в Вечнодикий лес&gt;</text:p>
      <text:p text:style-name="P43">(леденящий душу триллер, музыка тревожная)</text:p>
      <text:p text:style-name="P39">&lt;<text:span text:style-name="T12">Мощная статура, множество коротких косичек соломенных волос, торчащих в разные стороны из-</text:span><text:soft-page-break/><text:span text:style-name="T12">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oft-page-break/><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text:soft-page-break/>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104" text:outline-level="2">Рейд пони-рэйнджеров-2 (<text:span text:style-name="T12">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2">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text:soft-page-break/>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104"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text:soft-page-break/>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text:soft-page-break/>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2">34 - утерянная глава </text:span><text:span text:style-name="T5">&gt;</text:span></text:p>
      <text:p text:style-name="P37"><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104" text:outline-level="2">В библиотеке замка Селестии</text:h>
      <text:p text:style-name="P73"/>
      <text:p text:style-name="P44"><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text:soft-page-break/>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6">–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6">– Куда проваливаться? – не понял я</text:p>
      <text:p text:style-name="P46">– Они не знают. В тех провалах не видно дна...</text:p>
      <text:p text:style-name="P37"/>
      <text:h text:style-name="P104"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text:soft-page-break/>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text:soft-page-break/>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text:soft-page-break/>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oft-page-break/><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104"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oft-page-break/><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text:soft-page-break/>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oft-page-break/><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4" text:outline-level="2">Первый сеанс двойного сна. Рэрити</text:h>
      <text:p text:style-name="P37"/>
      <text:p text:style-name="P37"><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text:soft-page-break/>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104" text:outline-level="2">Сон Макса</text:h>
      <text:p text:style-name="P73"/>
      <text:p text:style-name="P37"><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text:soft-page-break/>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5"/>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104"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oft-page-break/><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7"><text:span text:style-name="T12">У Твайлайт после видения гибели Кимеринна появились морщинки возле глаз</text:span><text:span text:style-name="T5">&gt;</text:span></text:p>
      <text:p text:style-name="P37"/>
      <text:h text:style-name="P104"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2">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oft-page-break/><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7"><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text:soft-page-break/>мне они нравятся. Так что всё в порядке. Не бери в голову и расслабься.</text:p>
      <text:p text:style-name="P37"><text:span text:style-name="T5">&lt;</text:span><text:span text:style-name="T12">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oft-page-break/><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oft-page-break/><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oft-page-break/><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2">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text:soft-page-break/>И мы понеслись…</text:p>
      <text:p text:style-name="P37"/>
      <text:h text:style-name="P104"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2">Вкратце суть сна Рэрити.</text:span></text:p>
      <text:p text:style-name="P37"><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7"><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7"><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7"><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2">согласовать с тем, что говорил Анакорн о Р/Д</text:span><text:span text:style-name="T5">&gt;</text:span>). </text:p>
      <text:p text:style-name="P37">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7"><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2">Подходя к замку Принцесс, Дэш рассказывает Максу обо сне, который она утаила - с Леро.</text:span><text:span text:style-name="T5">&gt;</text:span> </text:p>
      <text:p text:style-name="P37"/>
      <text:p text:style-name="P37"><text:soft-page-break/><text:span text:style-name="T5">&lt;</text:span><text:span text:style-name="T12">Кто следующий готов рассказывать?</text:span></text:p>
      <text:p text:style-name="P44">Пинки дёрнулась на месте, но промолчала.</text:p>
      <text:p text:style-name="P37"><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7"/>
      <text:p text:style-name="P37"><text:span text:style-name="T5">&lt;</text:span><text:span text:style-name="T12">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104"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text:soft-page-break/>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104"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104" text:outline-level="2"><text:soft-page-break/>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2">Концепция абсолютного зла. Вычеркнуть кого-то из бытия.</text:span></text:p>
      <text:p text:style-name="P37"><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7"/>
      <text:h text:style-name="P104"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text:soft-page-break/>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text:soft-page-break/>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7"/>
      <text:p text:style-name="P37"><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7"/>
      <text:h text:style-name="P104"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oft-page-break/><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104" text:outline-level="2">Поиск решения</text:h>
      <text:p text:style-name="P73"/>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7"/>
      <text:h text:style-name="P104"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text:soft-page-break/>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2">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oft-page-break/><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7">И опять, как <text:span text:style-name="T5">&lt;</text:span><text:span text:style-name="T12">два</text:span><text:span text:style-name="T5">&gt;</text:span> месяца назад, я стал отставать от отряда. Я проклинал свои лёгкие, но топот <text:soft-page-break/>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2">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oft-page-break/><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104"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104"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text:soft-page-break/>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oft-page-break/><text:s/>Пхе! Денег мне не надо — сам раздобуду. Главное — не уходите далеко от коридора. Ко времени перехода я вернусь. Или раньше.</text:p>
      <text:p text:style-name="P37"/>
      <text:h text:style-name="P104"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2">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text:soft-page-break/>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text:soft-page-break/>Когда я бросил последний взгляд на озеро, мне показалось, что из-подо льда нас провожали злые глазки снеговика.</text:p>
      <text:p text:style-name="P37"/>
      <text:h text:style-name="P104" text:outline-level="2">След?</text:h>
      <text:p text:style-name="P73"/>
      <text:p text:style-name="P37"><text:span text:style-name="T5">&lt;</text:span><text:span text:style-name="T12">сначала эпизод - проверка сумки в серверной</text:span><text:span text:style-name="T5">&gt;</text:span></text:p>
      <text:p text:style-name="P37"><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2">“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2">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37">–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104" text:outline-level="2">Озарение</text:h>
      <text:p text:style-name="P37"/>
      <text:p text:style-name="P37"><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text:soft-page-break/>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5">– </text:span>Ну хорошо. Убедила. В конце-концов, можем поступить так. Вы с Флатти вернётесь обратно а я продолжу поиски здесь.</text:p>
      <text:p text:style-name="P5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5">– </text:span>Вы можете связываться со мной раз в месяц по коридору.</text:p>
      <text:p text:style-name="P5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5">– </text:span>Конечно оставаться. Кто ещё, кроме нас, может найти её?</text:p>
      <text:p text:style-name="P59"><text:span text:style-name="T5">– </text:span>Я думал, ты не сможешь оставить Энджела и всех остальных надолго.</text:p>
      <text:p text:style-name="P5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5">– </text:span>Извини, Флаттершай, забылся.</text:p>
      <text:p text:style-name="P64"><text:span text:style-name="T5">– </text:span>Та ладно, я ж не против, – возразила Эпплджек. – Не парься, Флатти. Было б хуже, если б он <text:s/>назвал меня Эпплджек на людях.</text:p>
      <text:p text:style-name="P64"><text:span text:style-name="T5">– </text:span>Ты так... – запнулась Флаттершай. – Так быстро забыла свою ферму. И...</text:p>
      <text:p text:style-name="P6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5">– </text:span>Как ты можешь так говорить? – расплакалась Флаттершай.</text:p>
      <text:p text:style-name="P64"><text:span text:style-name="T5">– </text:span>Эй, девушки, не ссорьтесь! Мы — одна команда! И надеюсь, останемся ею и в дальнейшем. </text:p>
      <text:list xml:id="list6678670226515530774" text:style-name="L5">
        <text:list-header>
          <text:p text:style-name="P114"><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5">– </text:span>А если нет? – Эпплджек смотрела мне мне прямо в глаза.</text:p>
      <text:list xml:id="list20402059" text:continue-numbering="true" text:style-name="L5">
        <text:list-header>
          <text:p text:style-name="P114">Я молча пожал плечами. Эпплджек уверенно продолжила.</text:p>
        </text:list-header>
      </text:list>
      <text:p text:style-name="P6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5">– </text:span>Спасибо, ЭйДжей.</text:p>
      <text:p text:style-name="P6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81172" text:continue-numbering="true" text:style-name="L5">
        <text:list-header>
          <text:p text:style-name="P114">Флаттершай пробормотала нечто, показавшееся мне знакомым.</text:p>
        </text:list-header>
      </text:list>
      <text:p text:style-name="P64"><text:span text:style-name="T5">– </text:span>Флатти, ты что-то сказала? Я не расслышал.</text:p>
      <text:p text:style-name="P64"><text:span text:style-name="T5">– </text:span>Намерение Изменяет Реальность.</text:p>
      <text:p text:style-name="P64"><text:span text:style-name="T5">– </text:span>Эээ. А где ты слышала эту фразу, если не секрет?</text:p>
      <text:p text:style-name="P6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76233" text:continue-numbering="true" text:style-name="L5">
        <text:list-header>
          <text:p text:style-name="P114">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5">– </text:span>Флатти, ЭйДжей, буду через час. Ждите!</text:p>
      <text:p text:style-name="P59"/>
      <text:h text:style-name="P105" text:outline-level="2">Почти.</text:h>
      <text:p text:style-name="P74"/>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5">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05" text:outline-level="2">Дискорд</text:h>
      <text:p text:style-name="P73"/>
      <text:p text:style-name="P74">Девушки поспешно собирались, пока я растолковывал им задачу.</text:p>
      <text:p text:style-name="P7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5">– </text:span>Это тот твой приятель, который разбился с полгода назад? – спросила Эпплджек.</text:p>
      <text:p text:style-name="P74"><text:span text:style-name="T5">– </text:span>Да, это он.</text:p>
      <text:p text:style-name="P74"><text:span text:style-name="T5">– </text:span>А как мы попадём в его квартиру? Там сейчас кто-то живёт? – Флаттершай прыгала на одной ноге, натягивая кед.</text:p>
      <text:p text:style-name="P7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5">– </text:span>Макс, что случилось? У нас проблемы?</text:p>
      <text:p text:style-name="P7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5">– </text:span>Нет нужды. Лучше станьте-ка сзади меня так, чтобы заслонить от этих бабулек и от вооон той камеры наблюдения.</text:p>
      <text:list xml:id="list1755082444818466252" text:style-name="L6">
        <text:list-header>
          <text:p text:style-name="P115">Мало кто об этом знает, но преодолеть сопротивление магнитного замка, подключённого к домофону, <text:soft-page-break/>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3"><text:span text:style-name="T5">–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3"><text:span text:style-name="T5">– </text:span>Макс, тут окно разбито! И верёвка какая-то висит. – крикнула Флаттершай из кухни.</text:p>
      <text:p text:style-name="P93"><text:span text:style-name="T5">– </text:span>Оставь, Флатти, не сейчас! – отмахнулся я.</text:p>
      <text:p text:style-name="P99">Лампочка питания на ноутбуке горела, <text:s/>но подключенный монитор оставался тёмным. Я постучал по пробелу, но безрезультатно.</text:p>
      <text:p text:style-name="P9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5">–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3">Он приподнял панамку, дурашливо здороваясь.</text:p>
      <text:p text:style-name="P93"><text:span text:style-name="T5">– </text:span>Оп-па! – пробормотала Эпплджек. – Нежданчик!</text:p>
      <text:p text:style-name="P93"><text:span text:style-name="T5">– </text:span>Ты, я вижу, времени не терял, – моя рука под прикрытием стола медленно тянулась к тяжёлой фарфоровой кружке, стоящей на краю.</text:p>
      <text:p text:style-name="P7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6"><text:span text:style-name="T5">– </text:span>А почему ты вообще решил искать нас тут? – спросила Эпплджек. – Приехал бы домой. Мы б тебя чаем напоили.</text:p>
      <text:p text:style-name="P76"><text:span text:style-name="T5">– </text:span>Видишь ли, дорогая Эй-Джей, я с самого начала знал, где находится наша уважаемая принцесса, а времени в обрез, так что...</text:p>
      <text:p text:style-name="P82"><text:soft-page-break/>В проёме дверей появилась Флаттершай.</text:p>
      <text:p text:style-name="P76"><text:span text:style-name="T5">– </text:span>С кем это вы тут разговариваете?</text:p>
      <text:list xml:id="list8862507161651790699" text:style-name="L7">
        <text:list-header>
          <text:p text:style-name="P10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2">Оглушённый Дискорд попытался было отъехать на кресле в сторону, но я припёр его стулом к стенке.</text:p>
      <text:p text:style-name="P76">– Жанна, Флатти, хватайте ноут и на выход! Я с ним разберусь! Не теряйте вре...!</text:p>
      <text:p text:style-name="P76">– ТЫ ИДИО...!!!</text:p>
      <text:p text:style-name="P76">Дискорд <text:s/>зорал одновременно со мной, прикрываясь от меня руками, когда раздался оглушительный</text:p>
      <text:p text:style-name="P76">...</text:p>
      <text:p text:style-name="P77">БАХ!!!</text:p>
      <text:p text:style-name="P76">…</text:p>
      <text:p text:style-name="P76">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04" text:outline-level="2">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 Кто тут? Макс, кто ещё с тобой?</text:p>
      <text:p text:style-name="P94"><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text:soft-page-break/>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3">–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3">– Это я-то устраиваю цирк?!! ДА ТЫ НА СЕБЯ ПОСМОТРИ, КЛОУН!!! На людей кидаешься, чашками бросаешься, вон, мне нос разбил! Дерёшься...</text:p>
      <text:p text:style-name="P83">Я угрожающе поднёс тряпку к лицу Дискорда.</text:p>
      <text:p text:style-name="P83">– Ещё одно слово в таком тоне, и ты заткнёшься, а мы уйдём в Эквестрию без тебя!</text:p>
      <text:p text:style-name="P8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3">Дискорд демонстративно закрыл рот и посвистывая уставился в потолок.</text:p>
      <text:p text:style-name="P83">Разговор зашёл в тупик.</text:p>
      <text:p text:style-name="P86"/>
      <text:p text:style-name="P87"><text:soft-page-break/>На мониторе высветился текст:</text:p>
      <text:p text:style-name="P8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7"/>
      <text:p text:style-name="P87">Из колонок послышался лёгкий шорох.</text:p>
      <text:p text:style-name="P83">– Дик, сейчас не время для ссор. – голос Селестии был мягким, но настойчивым. – Мы в одной лодке.</text:p>
      <text:p text:style-name="P83">– 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Макс хороший. Он просто не знал, что ты тоже хороший...</text:p>
      <text:p text:style-name="P83">У Дискорда покраснели уши и он засмущался и заворчал.</text:p>
      <text:p text:style-name="P8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3">Я пропустил «дятла» мимо ушей.</text:p>
      <text:p text:style-name="P8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4">***</text:p>
      <text:p text:style-name="P8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3">Потому разбрасываться такой возможностью не стоит. Если уж тебе повезло оказаться в новом мире — исследуй его сполна!..</text:p>
      <text:p text:style-name="P84">***</text:p>
      <text:p text:style-name="P89">&lt;<text:span text:style-name="T13">сюда можно вставить похождения Дискорда — вторая неопубликованная глава. Первая — секс с Селестией</text:span>&gt;</text:p>
      <text:p text:style-name="P84">***</text:p>
      <text:p text:style-name="P87">– Развяжите мне, наконец, руки! Или хотя бы одну. Плечами жестикулировать неудобно.... </text:p>
      <text:p text:style-name="P87">Я развязал Дискорду левую руку.</text:p>
      <text:p text:style-name="P86"><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7">Дискорд принялся разминать затёкшее запястье.</text:p>
      <text:p text:style-name="P8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7">– Какое письмо, Корди? – вскинулась до этого зачарованно слушавшая Дискорда Флаттершай.</text:p>
      <text:p text:style-name="P87">– Ну ваше же! Вы с Эпплджек написали мне о своих мытарствах тут. Вежливо так написали, спасибо...</text:p>
      <text:p text:style-name="P87">Флаттершай покрылась пунцовыми пятнами.</text:p>
      <text:p text:style-name="P87">– Я... Мы... – тут она совсем стушевалась.</text:p>
      <text:p text:style-name="P87">– Так а почему ты сказал, что никто не уйдёт в Эквестрию? – наконец перебила Дискорда скучавшая до этого Эпплджек.</text:p>
      <text:p text:style-name="P87">Дискорд уставился на неё долгим взглядом, а потом хлопнул себя по лбу.</text:p>
      <text:p text:style-name="P8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7">– И что? – продолжила его мысль Эпплджек.</text:p>
      <text:p text:style-name="P87">–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7">– И?!! – до меня уже дошло, но Эпплджек продолжала тупить.</text:p>
      <text:p text:style-name="P87">– Короче, времени у нас осталось что-то около пятнадцати минут. Или около того. – заявил Дискорд, поднеся к глазам запястье с массивными часами.</text:p>
      <text:p text:style-name="P87">– СКОЛЬКО??? – воскликнули хором я и девушки.</text:p>
      <text:p text:style-name="P87">Дискорд открыл было рот, но его слова заглушил звонок в дверь.</text:p>
      <text:p text:style-name="P87">– ОТКРОЙТЕ, ПОЛИЦИЯ! Вам даётся полминуты, чтобы открыть дверь. Через тридцать секунд дверь будет выбита!</text:p>
      <text:p text:style-name="P8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7">Блядь!</text:p>
      <text:p text:style-name="P87">– На крышу, живо!!! Через окно на кухне! – зашипел Дискорд, отчаянно дёргая узлы свободной рукой.</text:p>
      <text:p text:style-name="P87">Эпплджек, одной рукой сгребя в охапку ноутбук, второй увлекая Флаттершай, кинулась на кухню.</text:p>
      <text:p text:style-name="P87">– А толку? Куда мы с крыши денемся? – спросил я растерянно. Дискорд только раздражённо зарычал в ответ.</text:p>
      <text:p text:style-name="P83">Дверь содрогнулась от мощного удара. Послышался стук падающей штукатурки. Я сломя голову <text:soft-page-break/>кинулся на кухню.</text:p>
      <text:p text:style-name="P83">– Развяжи меня, идиот!!! – гаркнул вдогонку Дискорд.</text:p>
      <text:p text:style-name="P8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3">– Давай на крышу! Я догоню! – рявкнул он, освобождая вторую руку.</text:p>
      <text:p text:style-name="P83">От второго удара дверная коробка крякнула и наполовину въехала в коридор. </text:p>
      <text:p text:style-name="P8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3">Верёвка в кухонном окне дёргалась от движений лезущих по ней Флатти и Эпплджек. Я словил её рукой и стал на подоконник.</text:p>
      <text:p text:style-name="P83">Чёрт!</text:p>
      <text:p text:style-name="P8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3">Но нет, триста тысяч чертей, раз девушки смогли – я тоже смогу!</text:p>
      <text:p text:style-name="P8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3">Я успел сократить расстояние до Эпплджек наполовину, когда девушки нашли решение.</text:p>
      <text:p text:style-name="P8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3">Я выдохнул.</text:p>
      <text:p text:style-name="P8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83">Чёрт! Чёрт! Чёрт! Чёрт!</text:p>
      <text:p text:style-name="P83">Бля!!!...</text:p>
      <text:p text:style-name="P83">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3"/>
      <text:h text:style-name="P104" text:outline-level="2">Назад, в Эквестрию</text:h>
      <text:p text:style-name="P83"/>
      <text:p text:style-name="P83">Долго паниковать не пришлось. </text:p>
      <text:p text:style-name="P83">Я почувствовал сильный рывок за шиворот и захват поперёк груди. </text:p>
      <text:p text:style-name="P83">– ОТПУСТИ ДЕВЧОНКУ!!! – загрохотало мне в ухо. Я открыл глаза.</text:p>
      <text:p text:style-name="P8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3">Я чуть поднял глаза и уставился в чешуйчатую морду дракона.</text:p>
      <text:p text:style-name="P83">– Отпусти Эпплджек. Я её держу. – повторил Дискорд. – Мне сбалансироваться надо. Вы не такие уж и лёгкие.</text:p>
      <text:p text:style-name="P8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3">Наконец это ему удалось, и дальнейший подъём на крышу происходил в молчании.</text:p>
      <text:p text:style-name="P8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3">Флаттершай оторвала заплаканное лицо от моей ветровки.</text:p>
      <text:p text:style-name="P83">– Да-да, ты прав, Корди. Я готова.</text:p>
      <text:p text:style-name="P83">На длинной шее Дискорда разместились Эпплджек и Флаттершай. Я, для сохранения баланса, разместился позади крыльев.</text:p>
      <text:p text:style-name="P83">Дискорд расправил крылья и начал короткую пробежку к краю.</text:p>
      <text:p text:style-name="P8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3">И мы полетели навстречу закату.</text:p>
      <text:p text:style-name="P8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3">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3"><text:soft-page-break/>– Пристегните ремни! – проревел Дискорд, резко ускоряясь. – Будет весело!!!</text:p>
      <text:p text:style-name="P8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3">– ЙУУУУУУУХХХУУУУУ!!! – заорал Дискорд, сложил крылья и врезался в шар.</text:p>
      <text:p text:style-name="P88">&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1"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5">– </text:span><text:span text:style-name="T1">Демиург.</text:span></text:p>
      <text:p text:style-name="P59"><text:span text:style-name="T1">– </text:span>П-привет. Макс. <text:span text:style-name="T1">– в</text:span> смятении представился я.</text:p>
      <text:p text:style-name="P5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
      <text:p text:style-name="P59"><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13">дело даже не в магии — она во многих молодых мирах есть). Дело в нестыковках, несуразицах и нелепицах.</text:span><text:span text:style-name="T1">&gt;</text:span></text:p>
      <text:p text:style-name="P64"/>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10">–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5">&lt;</text:span>упомянуть в эпизоде на Терре, что МЛП-сериал закрылся год назад<text:span text:style-name="T5">&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5">&lt;</text:span><text:span text:style-name="T14">чёрт</text:span><text:span text:style-name="T5">&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 Хорошо. Уболтал. Кьютимарки беру на себя. Так и знал, что мне самое трудное достанется!</text:p>
      <text:p text:style-name="P9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
      <text:p text:style-name="P9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96">Я подозрительно посмотрел на Анакорна.</text:p>
      <text:p text:style-name="P96"><text:span text:style-name="T5">–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5">– </text:span>Факн щит<text:note text:id="ftn13" text:note-class="footnote"><text:note-citation>13</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5">Анакорн развёл руками.</text:p>
      <text:p text:style-name="P9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text:soft-page-break/></text:p>
      <text:p text:style-name="P65">***</text:p>
      <text:p text:style-name="P65"/>
      <text:p text:style-name="P64">&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
      <text:p text:style-name="P64">–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12"> - Ты морочила мне яйца, чтобы заинтересовать? Всё, как Свирл указал?</text:span></text:p>
      <text:p text:style-name="P6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1">Я покачал головой.</text:p>
      <text:p text:style-name="P64"><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3">Селестия кивнула, соглашаясь, и образ её начал меркнуть.</text:p>
      <text:p text:style-name="P88">– <text:span text:style-name="T1">Окей. Будь счастлив и... спасибо тебе за всё, Макс.</text:span></text:p>
      <text:p text:style-name="P83">…</text:p>
      <text:p text:style-name="P8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3">Он нахлобучил на себя невесть откуда взявшуюся двууголку.</text:p>
      <text:p text:style-name="P83"><text:soft-page-break/>– Как вам это нравится, господа?! Дискорд — спаситель Эквестрии! А ведь звучит!!! Разрешите откланяться!..</text:p>
      <text:p text:style-name="P83"/>
      <text:list xml:id="list8091762699606948079" text:style-name="L8">
        <text:list-header>
          <text:p text:style-name="P116">(<text:span text:style-name="T18">Луна — как повелительница снов, слышала разговор Макса с Анакорном</text:span>)</text:p>
          <text:p text:style-name="P117"/>
        </text:list-header>
      </text:list>
      <text:p text:style-name="P84">***</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9">Я опустил руку на шею Дэш и ощутил теплоту и лёгкое покалывание в пустоте.</text:p>
      <text:p text:style-name="P59"><text:span text:style-name="T5">–</text:span> Мне кажется, Дэш, <text:span text:style-name="T1">м</text:span>ы найдём способ связаться. Рано или поздно.</text:p>
      <text:p text:style-name="P59"><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04" text:outline-level="2"><text:soft-page-break/>Земля</text:h>
      <text:p text:style-name="P62">Музыкальная тема из бегущего по лезвию бритвы — <text:span text:style-name="T5">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9"/>
      <text:p text:style-name="P59"/>
      <text:p text:style-name="P59"/>
      <text:p text:style-name="P59"/>
      <text:p text:style-name="P92"/>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29T00:21:15.30</dc:date>
    <meta:editing-duration>P57DT1H36S</meta:editing-duration>
    <meta:editing-cycles>2500</meta:editing-cycles>
    <meta:generator>OpenOffice/4.1.1$Win32 OpenOffice.org_project/411m6$Build-9775</meta:generator>
    <dc:creator>макс </dc:creator>
    <meta:document-statistic meta:table-count="0" meta:image-count="0" meta:object-count="0" meta:page-count="129" meta:paragraph-count="2677" meta:word-count="62318" meta:character-count="395965"/>
  </office:meta>
</office:document-meta>
</file>